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officeooo:rsid="00060024" officeooo:paragraph-rsid="00060024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style:text-underline-style="solid" style:text-underline-width="auto" style:text-underline-color="font-color" fo:font-weight="bold" officeooo:rsid="00060024" officeooo:paragraph-rsid="00060024" style:font-weight-asian="bold" style:font-weight-complex="bold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Times New Roman" officeooo:rsid="00060024" officeooo:paragraph-rsid="00060024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Times New Roman" officeooo:rsid="0007c0b2" officeooo:paragraph-rsid="0009ac26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Times New Roman" officeooo:rsid="0007c0b2" officeooo:paragraph-rsid="000ba289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Times New Roman" officeooo:rsid="000e6456" officeooo:paragraph-rsid="000e6456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Times New Roman" officeooo:rsid="00100ea3" officeooo:paragraph-rsid="00100ea3"/>
    </style:style>
    <style:style style:name="T1" style:family="text">
      <style:text-properties officeooo:rsid="000b1d75"/>
    </style:style>
    <style:style style:name="T2" style:family="text">
      <style:text-properties officeooo:rsid="000f58d7"/>
    </style:style>
    <style:style style:name="T3" style:family="text">
      <style:text-properties officeooo:rsid="00100ea3"/>
    </style:style>
    <style:style style:name="T4" style:family="text">
      <style:text-properties officeooo:rsid="001191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: Tecnologia em Análise e Desenvolvimento de Sistemas – Módulo 1 – 2019/2</text:p>
      <text:p text:style-name="P1">Aluno: Vinicius Araujo Lopes</text:p>
      <text:p text:style-name="P1"/>
      <text:p text:style-name="P2">Os desafios para a Análise e Desenvolvimento de Sistemas</text:p>
      <text:p text:style-name="P3"/>
      <text:p text:style-name="P4">Em tempos de evolução acelerada e contínua da tecnologia, analisar e desenvolver sistemas é desafio constante. Não há tempo hábil para um profissional dessa área se especializar e dominar totalmente uma área da tecnologia, antes que novos paradigmas e recursos tecnológicos sejam agregados às técnicas de análise e desenvolvimento já existentes, tamanha a velocidade das descobertas.</text:p>
      <text:p text:style-name="P5"><text:span text:style-name="T1">Em meados de 2010, dispositivos móveis como aparelhos celulares e tablets eram novidade e os sistemas eram desenvolvidos para computadores de mesa, conhecidos como desktops. <text:s/>Analisar e desenvolver sistemas para estações de trabalho e servidores nessa época, era algo relativamente estático e pouco complexo, uma vez que a rede fosse planejada, preparada ou mesmo criada especificamente para receber um sistema. </text:span></text:p>
      <text:p text:style-name="P5"><text:span text:style-name="T1">Com a expansão comercial dos dispositivos móveis, aproximadamente a partir de 2012, houve uma alta demanda de sistemas que pudessem ser acessados e utilizados de qualquer lugar. Junto a essa demanda, as redes já não eram mais previsíveis e estáticas. A facilidade de acesso à internet e as conexões via sinais de rádio wireless, tornaram realidade as aplicações web. Os analistas de sistemas e os programadores, precisaram se atualizar e aprender novas tecnologias, paradigmas e linguagens de programação que não lhes foram ensinadas em sua formação. Sistemas e aplicativos já não eram mais instalados em estações de trabalho fixas; agora eles funcionavam remotamente, em um servidor controlado pelo desenvolvedor, e era acessado em qualquer lugar que estivesse o usuário do sistema: iniciou-se a era do software em nuvem.</text:span></text:p>
      <text:p text:style-name="P6">Antes mesmo que o mercado estivesse pronto para atender à essa demanda, <text:span text:style-name="T3">a partir de 2016, a evolução das tecnologias móveis trouxe à tona </text:span>os aplicativos de celulares, <text:span text:style-name="T3">com suas peculiaridades de d</text:span>esenvolvimento,<text:span text:style-name="T2"> por exemplo, a instalação do sistema em um dispositivo sem nenhum controle por parte do desenvolvedor, no caso, o aparelho de celular.</text:span></text:p>
      <text:p text:style-name="P7">Sem tempo suficiente para aperfeiçoar o conhecimento das novas tecnologias, <text:span text:style-name="T4">a solução para acompanhar essa evolução é a realização de cursos rápidos, objetivos e diretamente aplicados ao conteúdo que se deseja absorver. Cursos de curta duração e segmentados, com vídeo aulas e conteúdo interativo, e principalmente, “mão na massa”, antes que as novidades apareçam e novos conteúdos precisem ser estudados, analisados e desenvolvi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20:08:52.037356307</meta:creation-date>
    <meta:generator>LibreOffice/6.2.7.1$Linux_X86_64 LibreOffice_project/20$Build-1</meta:generator>
    <dc:date>2019-10-14T21:24:41.561821669</dc:date>
    <meta:editing-duration>PT41M49S</meta:editing-duration>
    <meta:editing-cycles>11</meta:editing-cycles>
    <meta:document-statistic meta:table-count="0" meta:image-count="0" meta:object-count="0" meta:page-count="1" meta:paragraph-count="8" meta:word-count="386" meta:character-count="2557" meta:non-whitespace-character-count="2175"/>
  </office:meta>
</office:document-meta>
</file>